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bffb" officeooo:paragraph-rsid="0002bffb"/>
    </style:style>
    <style:style style:name="P2" style:family="paragraph" style:parent-style-name="Standard">
      <style:text-properties officeooo:rsid="0002bffb" officeooo:paragraph-rsid="00040495"/>
    </style:style>
    <style:style style:name="P3" style:family="paragraph" style:parent-style-name="Standard">
      <style:text-properties officeooo:rsid="00076156" officeooo:paragraph-rsid="00076156"/>
    </style:style>
    <style:style style:name="T1" style:family="text">
      <style:text-properties officeooo:rsid="0002bffb"/>
    </style:style>
    <style:style style:name="T2" style:family="text">
      <style:text-properties officeooo:rsid="00040495"/>
    </style:style>
    <style:style style:name="T3" style:family="text">
      <style:text-properties officeooo:rsid="0005b58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color="#ff3333" style:text-underline-style="none"/>
    </style:style>
    <style:style style:name="T7" style:family="text">
      <style:text-properties fo:color="#009900"/>
    </style:style>
    <style:style style:name="T8" style:family="text">
      <style:text-properties fo:color="#009900" style:text-underline-style="none"/>
    </style:style>
    <style:style style:name="T9" style:family="text">
      <style:text-properties fo:color="#009900" officeooo:rsid="000404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6"/><text:span text:style-name="T1">Apache 安装</text:span></text:p>
      <text:p text:style-name="P1">1、下载依赖包和安装包</text:p>
      <text:p text:style-name="P1"><text:tab/>httpd-x.x.x <text:s text:c="5"/>下载地址 <text:s/><text:a xlink:type="simple" xlink:href="http://www.apache.org/" text:style-name="Internet_20_link" text:visited-style-name="Visited_20_Internet_20_Link">www.apache.org</text:a></text:p>
      <text:p text:style-name="P1"><text:tab/></text:p>
      <text:p text:style-name="P1"><text:tab/>apr-x.x.x <text:s text:c="3"/>下载地址 <text:s/><text:a xlink:type="simple" xlink:href="http://www.apr.apache.org/" text:style-name="Internet_20_link" text:visited-style-name="Visited_20_Internet_20_Link">www.apr.apache.org</text:a></text:p>
      <text:p text:style-name="P1"><text:tab/></text:p>
      <text:p text:style-name="P1"><text:tab/>apr-util-x.x.x <text:s text:c="2"/>下载地址 <text:s/><text:a xlink:type="simple" xlink:href="http://www.apr.apache.org/" text:style-name="Internet_20_link" text:visited-style-name="Visited_20_Internet_20_Link">www.apr.apache.org</text:a></text:p>
      <text:p text:style-name="P1"><text:tab/></text:p>
      <text:p text:style-name="P1"><text:tab/>pcre <text:s/>下载地址 <text:s text:c="3"/><text:a xlink:type="simple" xlink:href="http://www.pcre.org/" text:style-name="Internet_20_link" text:visited-style-name="Visited_20_Internet_20_Link">www.pcre.org</text:a></text:p>
      <text:p text:style-name="P1"><text:span text:style-name="T3">2</text:span>、解压压缩包</text:p>
      <text:p text:style-name="P1"/>
      <text:p text:style-name="P1"><text:tab/>$ <text:s/><text:span text:style-name="T8">tar <text:s text:c="3"/>zvxf <text:s text:c="3"/>httpd-x.x.x</text:span></text:p>
      <text:p text:style-name="P1"><text:tab/>//apr <text:s text:c="2"/>apr-util <text:s text:c="2"/>pcre <text:s/>均解压到httpd-x.x.x目录下面</text:p>
      <text:p text:style-name="P1"><text:span text:style-name="T3">3</text:span>、安装依</text:p>
      <text:p text:style-name="P1"><text:tab/>1&gt;安装apr</text:p>
      <text:p text:style-name="P1"><text:tab/><text:tab/><text:span text:style-name="T9">cd <text:s/>apr</text:span></text:p>
      <text:p text:style-name="P1"/>
      <text:p text:style-name="P1"><text:tab/> <text:s text:c="10"/><text:span text:style-name="T7">.configure <text:s/>--prefix=/home/wjq/httpd-2.4.16/apr</text:span></text:p>
      <text:p text:style-name="P2"><text:tab/><text:tab/></text:p>
      <text:p text:style-name="P2"><text:tab/><text:tab/>//prefix是configure的配置参数，意思是将配置安装到prefix后面的路径中</text:p>
      <text:p text:style-name="P2"><text:tab/> <text:s text:c="11"/></text:p>
      <text:p text:style-name="P2"><text:tab/><text:tab/><text:span text:style-name="T7">make</text:span></text:p>
      <text:p text:style-name="P1"/>
      <text:p text:style-name="P1"><text:tab/><text:tab/><text:span text:style-name="T7">sudo <text:s text:c="3"/>make <text:s text:c="3"/>install</text:span></text:p>
      <text:p text:style-name="P1"><text:tab/><text:span text:style-name="T2">2&gt;安装apr-util</text:span></text:p>
      <text:p text:style-name="P1"><text:tab/><text:tab/><text:span text:style-name="T9">cd <text:s text:c="2"/>apr-util</text:span></text:p>
      <text:p text:style-name="P1"/>
      <text:p text:style-name="P1"><text:tab/><text:tab/><text:span text:style-name="T7">./</text:span><text:span text:style-name="T9">configure --prefix=/home/wjq/httpd-2.4.16/apr-util <text:s text:c="2"/>--with-apr=/home/wjq/httpd-2.4.16/apr</text:span></text:p>
      <text:p text:style-name="P1"><text:tab/><text:tab/>//<text:span text:style-name="T2">with也是configure的参数，作用是提供配置相关的文件的路径，因为在配置过程中需要使用apr，故将apr的路径使用参数with加载进来</text:span></text:p>
      <text:p text:style-name="P1"><text:tab/><text:tab/><text:span text:style-name="T9">make</text:span></text:p>
      <text:p text:style-name="P1"><text:tab/><text:tab/></text:p>
      <text:p text:style-name="P1"><text:tab/><text:tab/><text:span text:style-name="T9">sudo <text:s text:c="2"/>make <text:s text:c="3"/>install</text:span></text:p>
      <text:p text:style-name="P1"><text:tab/><text:span text:style-name="T2">3&gt;安装pcre</text:span></text:p>
      <text:p text:style-name="P1"><text:tab/><text:tab/><text:span text:style-name="T9">cd <text:s text:c="2"/>pcre</text:span></text:p>
      <text:p text:style-name="P1"/>
      <text:p text:style-name="P1"><text:tab/><text:tab/><text:span text:style-name="T7">./</text:span><text:span text:style-name="T9">configure --prefix=/home/wjq/httpd-2.4.16/pcre</text:span></text:p>
      <text:p text:style-name="P1"><text:tab/><text:tab/></text:p>
      <text:p text:style-name="P1"><text:tab/><text:tab/><text:span text:style-name="T9">make</text:span></text:p>
      <text:p text:style-name="P1"/>
      <text:p text:style-name="P1"><text:tab/><text:tab/><text:span text:style-name="T9">sudo <text:s text:c="3"/>make <text:s text:c="3"/>install</text:span></text:p>
      <text:p text:style-name="P1"><text:tab/><text:span text:style-name="T2">3&gt;安装httpd</text:span></text:p>
      <text:p text:style-name="P1"><text:tab/><text:tab/><text:span text:style-name="T9">cd <text:s/>httpd-2.4.16</text:span></text:p>
      <text:p text:style-name="P1"/>
      <text:p text:style-name="P1"><text:tab/><text:tab/><text:span text:style-name="T7">./</text:span><text:span text:style-name="T9">configure <text:s text:c="2"/>--prefix=/home/wjq/httpd-2.4.16</text:span></text:p>
      <text:p text:style-name="P1"/>
      <text:p text:style-name="P1"><text:tab/><text:tab/><text:span text:style-name="T9">make</text:span></text:p>
      <text:p text:style-name="P1"/>
      <text:p text:style-name="P1"><text:tab/><text:tab/><text:span text:style-name="T9">sudo <text:s text:c="2"/>make <text:s text:c="2"/>install</text:span></text:p>
      <text:p text:style-name="P3">4、apache 的启动 <text:s/>关闭 <text:s text:c="2"/>重启</text:p>
      <text:p text:style-name="P3"/>
      <text:p text:style-name="P3"><text:soft-page-break/><text:tab/>1&gt; <text:s/>启动</text:p>
      <text:p text:style-name="P3"><text:tab/><text:tab/><text:span text:style-name="T7">sudo <text:s text:c="7"/>/usr/local/apache2/bin/apachectl <text:s text:c="6"/>start</text:span></text:p>
      <text:p text:style-name="P3"><text:tab/>2&gt; <text:s/>关闭</text:p>
      <text:p text:style-name="P3"><text:tab/><text:tab/><text:span text:style-name="T7">sudo <text:s text:c="7"/>/usr/local/apache2/bin/apachectl <text:s text:c="4"/>stop</text:span></text:p>
      <text:p text:style-name="P3"><text:tab/>3&gt; <text:s text:c="2"/>重启</text:p>
      <text:p text:style-name="P3"><text:tab/><text:tab/><text:span text:style-name="T7">sudo <text:s text:c="8"/>/usr/local/apache2/bin/apachectl <text:s text:c="4"/>restart</text:span></text:p>
      <text:p text:style-name="P3"><text:tab/>4&gt; <text:s text:c="3"/>如果想重启时不中断网络</text:p>
      <text:p text:style-name="P3"><text:tab/><text:tab/><text:span text:style-name="T7">sudo <text:s text:c="2"/>/usr/local/sbin/apachectl <text:s text:c="3"/>gracefu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23:28:00.395547500</meta:creation-date>
    <dc:date>2015-10-14T00:06:14.063262692</dc:date>
    <meta:editing-duration>PT23M2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2" meta:paragraph-count="48" meta:word-count="241" meta:character-count="1205" meta:non-whitespace-character-count="890"/>
  </office:meta>
</office:document-meta>
</file>